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d26ca" officeooo:paragraph-rsid="000d26ca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officeooo:rsid="000d26ca" officeooo:paragraph-rsid="000d26ca" style:font-size-asian="13pt" style:font-size-complex="13pt"/>
    </style:style>
    <style:style style:name="T1" style:family="text">
      <style:text-properties officeooo:rsid="000e09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2">SISTEMA DE TELEMETRÍA PARA ESTACIÓN LIMNIMÉTRICA A FLOTADOR<text:tab/><text:tab/> <text:s text:c="2"/>MAYCO DAGATTI<text:tab/><text:tab/>2017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7:09:27.959522007</meta:creation-date>
    <dc:date>2017-12-02T17:26:44.135906802</dc:date>
    <meta:editing-duration>PT7M6S</meta:editing-duration>
    <meta:editing-cycles>1</meta:editing-cycles>
    <meta:document-statistic meta:table-count="0" meta:image-count="0" meta:object-count="0" meta:page-count="1" meta:paragraph-count="3" meta:word-count="11" meta:character-count="86" meta:non-whitespace-character-count="68"/>
    <meta:generator>LibreOffice/5.1.6.2$Linux_X86_64 LibreOffice_project/10m0$Build-2</meta:generator>
  </office:meta>
</office:document-meta>
</file>